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 Desktop</text:p>
      <text:p text:style-name="P3"/>
      <text:p text:style-name="P1"/>
      <text:p text:style-name="P4">JUnit Eclipse</text:p>
      <text:p text:style-name="P4"/>
      <text:p text:style-name="P1">Junit est un outil de test sur Eclipse qui permet de réaliser des tests unitaires sur des classes en Java.</text:p>
      <text:p text:style-name="P1">Nous l'utilisons ici afin de tester les fonctionnalités du client qui sont susceptibles d'être utilisées dans le cadre du projet.<text:line-break/>La stratégie de tests consistera à exécuter des fonctions de tests implémentées grâce à JUnit dans le code source du projet.</text:p>
      <text:p text:style-name="P1">Ces fonctions auront pour rôle de vérifier une par une les fonctionnalitées du client Deskt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5</meta:editing-cycles>
    <meta:generator>OpenOffice/4.0.1$Win32 OpenOffice.org_project/401m5$Build-9714</meta:generator>
    <dc:date>2016-05-01T19:09:54.46</dc:date>
    <meta:document-statistic meta:table-count="0" meta:image-count="0" meta:object-count="0" meta:page-count="1" meta:paragraph-count="5" meta:word-count="80" meta:character-count="481"/>
    <meta:user-defined meta:name="Info 1"/>
    <meta:user-defined meta:name="Info 2"/>
    <meta:user-defined meta:name="Info 3"/>
    <meta:user-defined meta:name="Info 4"/>
  </office:meta>
</office:document-meta>
</file>